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34pt"/>
    </style:style>
    <style:style style:name="co2" style:family="table-column">
      <style:table-column-properties fo:break-before="auto" style:column-width="423.69pt"/>
    </style:style>
    <style:style style:name="co3" style:family="table-column">
      <style:table-column-properties fo:break-before="auto" style:column-width="182.7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26.84pt"/>
    </style:style>
    <style:style style:name="co6" style:family="table-column">
      <style:table-column-properties fo:break-before="auto" style:column-width="61.1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2.89pt"/>
    </style:style>
    <style:style style:name="co9" style:family="table-column">
      <style:table-column-properties fo:break-before="auto" style:column-width="275.1pt"/>
    </style:style>
    <style:style style:name="co10" style:family="table-column">
      <style:table-column-properties fo:break-before="auto" style:column-width="86.54pt"/>
    </style:style>
    <style:style style:name="co11" style:family="table-column">
      <style:table-column-properties fo:break-before="auto" style:column-width="197.01pt"/>
    </style:style>
    <style:style style:name="co12" style:family="table-column">
      <style:table-column-properties fo:break-before="auto" style:column-width="380.04pt"/>
    </style:style>
    <style:style style:name="co13" style:family="table-column">
      <style:table-column-properties fo:break-before="auto" style:column-width="166.31pt"/>
    </style:style>
    <style:style style:name="co14" style:family="table-column">
      <style:table-column-properties fo:break-before="auto" style:column-width="20.35pt"/>
    </style:style>
    <style:style style:name="co15" style:family="table-column">
      <style:table-column-properties fo:break-before="auto" style:column-width="79.99pt"/>
    </style:style>
    <style:style style:name="co16" style:family="table-column">
      <style:table-column-properties fo:break-before="auto" style:column-width="69.45pt"/>
    </style:style>
    <style:style style:name="co17" style:family="table-column">
      <style:table-column-properties fo:break-before="auto" style:column-width="53.46pt"/>
    </style:style>
    <style:style style:name="co18" style:family="table-column">
      <style:table-column-properties fo:break-before="auto" style:column-width="143.86pt"/>
    </style:style>
    <style:style style:name="co19" style:family="table-column">
      <style:table-column-properties fo:break-before="auto" style:column-width="49.61pt"/>
    </style:style>
    <style:style style:name="co20" style:family="table-column">
      <style:table-column-properties fo:break-before="auto" style:column-width="30.3pt"/>
    </style:style>
    <style:style style:name="co21" style:family="table-column">
      <style:table-column-properties fo:break-before="auto" style:column-width="141.11pt"/>
    </style:style>
    <style:style style:name="co22" style:family="table-column">
      <style:table-column-properties fo:break-before="auto" style:column-width="131.75pt"/>
    </style:style>
    <style:style style:name="co23" style:family="table-column">
      <style:table-column-properties fo:break-before="auto" style:column-width="10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2010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4P0"/>
    </number:currency-style>
    <style:style style:name="ce1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3399ff"/>
      <style:text-properties fo:color="#ffff99"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3399ff"/>
      <style:text-properties fo:color="#ffff99"/>
    </style:style>
    <style:style style:name="ce5" style:family="table-cell" style:parent-style-name="Default">
      <style:table-cell-properties fo:background-color="#3399ff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3399ff"/>
    </style:style>
    <style:style style:name="ce8" style:family="table-cell" style:parent-style-name="Default" style:data-style-name="N20104">
      <style:table-cell-properties fo:background-color="#33ff99"/>
    </style:style>
    <style:style style:name="ce9" style:family="table-cell" style:parent-style-name="Default" style:data-style-name="N20104">
      <style:table-cell-properties fo:background-color="#3399ff"/>
    </style:style>
    <style:style style:name="ce10" style:family="table-cell" style:parent-style-name="Default" style:data-style-name="N20109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0109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Default" style:data-style-name="N20109">
      <style:table-cell-properties fo:background-color="#3399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 style:data-style-name="N20109">
      <style:table-cell-properties fo:background-color="#3399ff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0104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0104">
      <style:table-cell-properties fo:background-color="#3399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0104"/>
    <style:style style:name="ce17" style:family="table-cell" style:parent-style-name="Default">
      <style:table-cell-properties fo:background-color="#66ff99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ext-properties fo:color="#ff3300"/>
    </style:style>
    <style:style style:name="ce22" style:family="table-cell" style:parent-style-name="Default">
      <style:text-properties style:font-name="Liberation Sans" fo:font-size="11pt" style:font-name-asian="Microsoft YaHei" style:font-size-asian="11pt" style:font-name-complex="Mangal" style:font-size-complex="11pt"/>
    </style:style>
    <style:style style:name="ce23" style:family="table-cell" style:parent-style-name="Default" style:data-style-name="N20108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ext-properties fo:color="#ff3300" style:font-name="Liberation Sans" style:font-name-asian="Microsoft YaHei" style:font-name-complex="Mangal"/>
    </style:style>
  </office:automatic-styles>
  <office:body>
    <office:spreadsheet>
      <table:calculation-settings table:automatic-find-labels="false"/>
      <table:table table:name="ESP_DHT11_MPL115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10"/>
        <table:table-column table:style-name="co7" table:default-cell-style-name="ce14"/>
        <table:table-column table:style-name="co8" table:default-cell-style-name="ce18"/>
        <table:table-column table:style-name="co9" table:default-cell-style-name="Default"/>
        <table:table-column table:style-name="co10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6" office:value-type="string" calcext:value-type="string">
            <text:p>Gdzie dostać</text:p>
          </table:table-cell>
          <table:table-cell table:style-name="ce8" office:value-type="string" calcext:value-type="string">
            <text:p>Cena/szt</text:p>
          </table:table-cell>
          <table:table-cell table:style-name="ce8" office:value-type="string" calcext:value-type="string">
            <text:p>Razem</text:p>
          </table:table-cell>
          <table:table-cell table:style-name="ce17" office:value-type="string" calcext:value-type="string">
            <text:p>Min. zam.</text:p>
          </table:table-cell>
          <table:table-cell table:style-name="ce6" office:value-type="string" calcext:value-type="string">
            <text:p>Uwagi</text:p>
          </table:table-cell>
          <table:table-cell table:style-name="ce6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7"/>
          <table:table-cell table:style-name="ce9" table:number-columns-repeated="2"/>
          <table:table-cell table:style-name="ce7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2.9" calcext:value-type="currency">
            <text:p>2,9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</table:table-row>
        <table:table-row table:style-name="ro1">
          <table:table-cell office:value-type="string" calcext:value-type="string">
            <text:p>C 0603 X7R 1uF 25V</text:p>
          </table:table-cell>
          <table:table-cell office:value-type="string" calcext:value-type="string">
            <text:p>Kondensator: ceramiczny; MLCC; 1uF; 25V; X7R; ±10%; SMD; 0603</text:p>
          </table:table-cell>
          <table:table-cell office:value-type="string" calcext:value-type="string">
            <text:p>0603 C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1" office:value-type="currency" office:currency="PLN" office:value="0.0712" calcext:value-type="currency">
            <text:p>0,07120 zł</text:p>
          </table:table-cell>
          <table:table-cell table:formula="of:=IF( [.D4] &lt;  [.I4] ; [.I4]*[.G4] ; [.D4]*[.G4] )" office:value-type="currency" office:currency="PLN" office:value="7.12" calcext:value-type="currency">
            <text:p>7,12 zł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sung; może wybuchnąć,</text:p>
          </table:table-cell>
          <table:table-cell office:value-type="string" calcext:value-type="string">
            <text:p>http://www.tme.eu/pl/details/cl10b105ka8nnnc/kondensatory-mlcc-smd-0603/samsung/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5] &lt;  [.I5] ; [.I5]*[.G5] ; [.D5]*[.G5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. zamówienie 10 sztuk </text:p>
          </table:table-cell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6] &lt;  [.I6] ; [.I6]*[.G6] ; [.D6]*[.G6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. zamówienie 10 sztuk </text:p>
          </table:table-cell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7"/>
          <table:table-cell table:style-name="ce12"/>
          <table:table-cell table:style-name="ce15"/>
          <table:table-cell table:style-name="ce19"/>
          <table:table-cell table:style-name="ce7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; 63mW; ±0,1%; 25ppm/°C</text:p>
          </table:table-cell>
          <table:table-cell office:value-type="string" calcext:value-type="string">
            <text:p>0603 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8] &lt;  [.I8] ; [.I8]*[.G8] ; [.D8]*[.G8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 0603 0.1% 5k</text:p>
          </table:table-cell>
          <table:table-cell office:value-type="string" calcext:value-type="string">
            <text:p>Rezystor: precyzyjny; SMD; 0603; 5k; 0,1W; ±0,1%; -55÷155°C</text:p>
          </table:table-cell>
          <table:table-cell office:value-type="string" calcext:value-type="string">
            <text:p>0603 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1" office:value-type="currency" office:currency="PLN" office:value="0.567" calcext:value-type="currency">
            <text:p>0,56700 zł</text:p>
          </table:table-cell>
          <table:table-cell table:formula="of:=IF( [.D9] &lt;  [.I9] ; [.I9]*[.G9] ; [.D9]*[.G9] )" office:value-type="currency" office:currency="PLN" office:value="5.67" calcext:value-type="currency">
            <text:p>5,67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ar0603-5k-0.1%25/rezystory-precyzyjne-smd-0603/viking/ar03btcx5001/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; 100mW; ±1%; -55÷155°C</text:p>
          </table:table-cell>
          <table:table-cell office:value-type="string" calcext:value-type="string">
            <text:p>0603 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10] &lt;  [.I10] ; [.I10]*[.G10] ; [.D10]*[.G10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4"/>
          <table:table-cell table:style-name="ce7"/>
          <table:table-cell table:style-name="ce12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table:formula="of:=IF( [.D12] &lt;  [.I12] ; [.I12]*[.G12] ; [.D12]*[.G12] )"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table:formula="of:=IF( [.D13] &lt;  [.I13] ; [.I13]*[.G13] ; [.D13]*[.G13] )"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20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L DER 0705 3.3uH 2.14A 34mOhm</text:p>
          </table:table-cell>
          <table:table-cell office:value-type="string" calcext:value-type="string">
            <text:p>Dławik: drutowy; 10uH; 1,3A; 120m?; SMD; 6,5x6,5x4,8mm; ±20%</text:p>
          </table:table-cell>
          <table:table-cell office:value-type="string" calcext:value-type="string">
            <text:p>DER 0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table:formula="of:=IF( [.D15] &lt;  [.I15] ; [.I15]*[.G15] ; [.D15]*[.G15] )"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?USB B MINI</text:p>
          </table:table-cell>
          <table:table-cell office:value-type="string" calcext:value-type="string">
            <text:p>Gniazdo; USB B mini; SMT; PIN:5; poziome</text:p>
          </table:table-cell>
          <table:table-cell office:value-type="string" calcext:value-type="string">
            <text:p>USB B 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7.16" calcext:value-type="currency">
            <text:p>7,16000 zł</text:p>
          </table:table-cell>
          <table:table-cell table:formula="of:=IF( [.D17] &lt;  [.I17] ; [.I17]*[.G17] ; [.D17]*[.G17] )" office:value-type="currency" office:currency="PLN" office:value="7.16" calcext:value-type="currency">
            <text:p>7,16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esb34101000z/zlacza-usb-i-ieee1394/ece/</text:p>
          </table:table-cell>
          <table:table-cell office:value-type="string" calcext:value-type="string">
            <text:p>CON1</text:p>
          </table:table-cell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table:formula="of:=IF( [.D18] &lt;  [.I18] ; [.I18]*[.G18] ; [.D18]*[.G18] )" office:value-type="currency" office:currency="PLN" office:value="2.57" calcext:value-type="currency">
            <text:p>2,57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table:formula="of:=IF( [.D20] &lt;  [.I20] ; [.I20]*[.G20] ; [.D20]*[.G20] )"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table:formula="of:=IF( [.D21] &lt;  [.I21] ; [.I21]*[.G21] ; [.D21]*[.G21] )"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table:formula="of:=IF( [.D23] &lt;  [.I23] ; [.I23]*[.G23] ; [.D23]*[.G23] )" office:value-type="currency" office:currency="PLN" office:value="20.99" calcext:value-type="currency">
            <text:p>20,99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Czujnik temperatury i wilgotności DHT 11</text:p>
          </table:table-cell>
          <table:table-cell office:value-type="string" calcext:value-type="string">
            <text:p>DHT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7.99" calcext:value-type="currency">
            <text:p>7,99000 zł</text:p>
          </table:table-cell>
          <table:table-cell table:formula="of:=IF( [.D24] &lt;  [.I24] ; [.I24]*[.G24] ; [.D24]*[.G24] )" office:value-type="currency" office:currency="PLN" office:value="7.99" calcext:value-type="currency">
            <text:p>7,99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wilgotnosciwilgotnosci/2853-dht11-czujnik-temperatury-i-wilgotnosci.html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MPL115A1</text:p>
          </table:table-cell>
          <table:table-cell office:value-type="string" calcext:value-type="string">
            <text:p>Barometr MPL115A1</text:p>
          </table:table-cell>
          <table:table-cell office:value-type="string" calcext:value-type="string">
            <text:p>MPL115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ami</text:p>
          </table:table-cell>
          <table:table-cell office:value-type="currency" office:currency="PLN" office:value="8.66" calcext:value-type="currency">
            <text:p>8,66000 zł</text:p>
          </table:table-cell>
          <table:table-cell table:formula="of:=IF( [.D25] &lt;  [.I25] ; [.I25]*[.G25] ; [.D25]*[.G25] )" office:value-type="currency" office:currency="PLN" office:value="8.66" calcext:value-type="currency">
            <text:p>8,66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w Electroparku i TME</text:p>
          </table:table-cell>
          <table:table-cell office:value-type="string" calcext:value-type="string">
            <text:p>https://kamami.pl/cisnienia/178952-mpl115a1.html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table:formula="of:=IF( [.D26] &lt;  [.I26] ; [.I26]*[.G26] ; [.D26]*[.G26] )" office:value-type="currency" office:currency="PLN" office:value="19.48" calcext:value-type="currency">
            <text:p>19,48 zł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 office:value-type="string" calcext:value-type="string">
            <text:p>Wszytko </text:p>
          </table:table-cell>
          <table:table-cell table:style-name="Default"/>
          <table:table-cell table:style-name="ce16" table:formula="of:=SUM([.H3:.H26])" office:value-type="currency" office:currency="PLN" office:value="154.51" calcext:value-type="currency">
            <text:p>154,51 zł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3"/>
          <table:table-cell/>
          <table:table-cell table:style-name="Default" table:number-columns-repeated="2"/>
        </table:table-row>
      </table:table>
      <table:table table:name="ESP_DS18b20_TSL256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16"/>
        <table:table-column table:style-name="co16" table:default-cell-style-name="ce1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6" office:value-type="string" calcext:value-type="string">
            <text:p>Gdzie dostać</text:p>
          </table:table-cell>
          <table:table-cell table:style-name="ce8" office:value-type="string" calcext:value-type="string">
            <text:p>Cena</text:p>
          </table:table-cell>
          <table:table-cell table:style-name="ce8" office:value-type="string" calcext:value-type="string">
            <text:p>Total</text:p>
          </table:table-cell>
          <table:table-cell table:style-name="ce17" office:value-type="string" calcext:value-type="string">
            <text:p>Min. zam.</text:p>
          </table:table-cell>
          <table:table-cell table:style-name="ce6" office:value-type="string" calcext:value-type="string">
            <text:p>Uwagi</text:p>
          </table:table-cell>
          <table:table-cell table:style-name="ce6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7"/>
          <table:table-cell table:style-name="ce9" table:number-columns-repeated="2"/>
          <table:table-cell table:style-name="ce7" table:number-columns-repeated="3"/>
          <table:table-cell table:style-name="ce5"/>
        </table:table-row>
        <table:table-row table:style-name="ro1">
          <table:table-cell table:style-name="ce3" office:value-type="string" calcext:value-type="string">
            <text:p>C 0603 X7R 100nF 50V</text:p>
          </table:table-cell>
          <table:table-cell table:style-name="ce3" office:value-type="string" calcext:value-type="string">
            <text:p>Kondensator: ceramiczny; MLCC; 100nF; 50V; X7R; ±5%; SMD; 0603</text:p>
          </table:table-cell>
          <table:table-cell table:style-name="ce3" office:value-type="string" calcext:value-type="string">
            <text:p>0603 CAP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office:value-type="string" calcext:value-type="string">
            <text:p>Electropark</text:p>
          </table:table-cell>
          <table:table-cell table:style-name="ce10" office:value-type="currency" office:currency="PLN" office:value="0.29" calcext:value-type="currency">
            <text:p>0,29000 zł</text:p>
          </table:table-cell>
          <table:table-cell table:style-name="ce14" table:formula="of:=IF( [.D3] &lt;  [.I3] ; [.I3]*[.G3] ; [.D3]*[.G3] )" office:value-type="currency" office:currency="PLN" office:value="2.9" calcext:value-type="currency">
            <text:p>2,90 zł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table:style-name="ce3" office:value-type="string" calcext:value-type="string">
            <text:p>C1, C2, C3, C4, C6, C7, C8, C13</text:p>
          </table:table-cell>
        </table:table-row>
        <table:table-row table:style-name="ro1">
          <table:table-cell table:style-name="ce3" office:value-type="string" calcext:value-type="string">
            <text:p>C 0603 X7R 10nF 50V</text:p>
          </table:table-cell>
          <table:table-cell table:style-name="ce22" office:value-type="string" calcext:value-type="string">
            <text:p>Kondensator: ceramiczny; MLCC; 10nF; 50V; X7R; ±5%; SMD; 0603</text:p>
          </table:table-cell>
          <table:table-cell table:style-name="ce3" office:value-type="string" calcext:value-type="string">
            <text:p>0603 CAP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Electropark</text:p>
          </table:table-cell>
          <table:table-cell table:style-name="ce10" office:value-type="currency" office:currency="PLN" office:value="0.4" calcext:value-type="currency">
            <text:p>0,40000 zł</text:p>
          </table:table-cell>
          <table:table-cell table:style-name="ce14" table:formula="of:=IF( [.D4] &lt;  [.I4] ; [.I4]*[.G4] ; [.D4]*[.G4] )" office:value-type="currency" office:currency="PLN" office:value="4" calcext:value-type="currency">
            <text:p>4,00 zł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electropark.pl/kondensatory-ceramiczne-smd-0603-/171-10nf-kondensator-ceramiczny-0603-10szt.html</text:p>
          </table:table-cell>
          <table:table-cell table:style-name="ce3" office:value-type="string" calcext:value-type="string">
            <text:p>C9</text:p>
          </table:table-cell>
        </table:table-row>
        <table:table-row table:style-name="ro1">
          <table:table-cell table:style-name="ce3" office:value-type="string" calcext:value-type="string">
            <text:p>C 1210 X7R 47uF 10V</text:p>
          </table:table-cell>
          <table:table-cell table:style-name="ce3" office:value-type="string" calcext:value-type="string">
            <text:p>Kondensator: ceramiczny; 47uF; 10V; X7R; ±10%; SMD; 1210</text:p>
          </table:table-cell>
          <table:table-cell table:style-name="ce3" office:value-type="string" calcext:value-type="string">
            <text:p>1210 CAP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2.408" calcext:value-type="currency">
            <text:p>2,40800 zł</text:p>
          </table:table-cell>
          <table:table-cell table:style-name="ce14" table:formula="of:=IF( [.D5] &lt;  [.I5] ; [.I5]*[.G5] ; [.D5]*[.G5] )" office:value-type="currency" office:currency="PLN" office:value="24.08" calcext:value-type="currency">
            <text:p>24,08 zł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grm32er71a476ke15l/kondensatory-mlcc-smd-1210/murata/</text:p>
          </table:table-cell>
          <table:table-cell table:style-name="ce3" office:value-type="string" calcext:value-type="string">
            <text:p>C10, C11, C12, C14, C15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R 0603 0.1% 10k</text:p>
          </table:table-cell>
          <table:table-cell table:style-name="ce3" office:value-type="string" calcext:value-type="string">
            <text:p>Rezystor: thin film; SMD; 0603; 10k?; 63mW; ±0,1%; 25ppm/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0" office:value-type="currency" office:currency="PLN" office:value="0.3" calcext:value-type="currency">
            <text:p>0,30000 zł</text:p>
          </table:table-cell>
          <table:table-cell table:style-name="ce14" table:formula="of:=IF( [.D7] &lt;  [.I7] ; [.I7]*[.G7] ; [.D7]*[.G7] )" office:value-type="currency" office:currency="PLN" office:value="3" calcext:value-type="currency">
            <text:p>3,00 zł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8-10k-rezystor-0603-10szt.html</text:p>
          </table:table-cell>
          <table:table-cell table:style-name="ce3" office:value-type="string" calcext:value-type="string">
            <text:p>R1</text:p>
          </table:table-cell>
        </table:table-row>
        <table:table-row table:style-name="ro1">
          <table:table-cell table:style-name="ce3" office:value-type="string" calcext:value-type="string">
            <text:p>R 0603 1% 4.7k</text:p>
          </table:table-cell>
          <table:table-cell table:style-name="ce3" office:value-type="string" calcext:value-type="string">
            <text:p>Rezystor: thick film; SMD; 0603; 4,7k?; 0,1W; ±1%; -55÷12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Electropark</text:p>
          </table:table-cell>
          <table:table-cell table:style-name="ce10" office:value-type="currency" office:currency="PLN" office:value="0.25" calcext:value-type="currency">
            <text:p>0,25000 zł</text:p>
          </table:table-cell>
          <table:table-cell table:style-name="ce14" table:formula="of:=IF( [.D8] &lt;  [.I8] ; [.I8]*[.G8] ; [.D8]*[.G8] )" office:value-type="currency" office:currency="PLN" office:value="2.5" calcext:value-type="currency">
            <text:p>2,50 zł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6-4-7k-rezystor-0603-10szt.html</text:p>
          </table:table-cell>
          <table:table-cell table:style-name="ce3" office:value-type="string" calcext:value-type="string">
            <text:p>R3, R4, R5</text:p>
          </table:table-cell>
        </table:table-row>
        <table:table-row table:style-name="ro1">
          <table:table-cell table:style-name="ce3" office:value-type="string" calcext:value-type="string">
            <text:p>R 0603 1% 220</text:p>
          </table:table-cell>
          <table:table-cell table:style-name="ce3" office:value-type="string" calcext:value-type="string">
            <text:p>Rezystor: thick film; SMD; 0603; 220?; 100mW; ±1%; -55÷15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Electropark</text:p>
          </table:table-cell>
          <table:table-cell table:style-name="ce10" office:value-type="currency" office:currency="PLN" office:value="0.3" calcext:value-type="currency">
            <text:p>0,30000 zł</text:p>
          </table:table-cell>
          <table:table-cell table:style-name="ce14" table:formula="of:=IF( [.D9] &lt;  [.I9] ; [.I9]*[.G9] ; [.D9]*[.G9] )" office:value-type="currency" office:currency="PLN" office:value="3" calcext:value-type="currency">
            <text:p>3,00 zł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20-22k-rezystor-0603-10szt.html</text:p>
          </table:table-cell>
          <table:table-cell table:style-name="ce3" office:value-type="string" calcext:value-type="string">
            <text:p>R6, R7</text:p>
          </table:table-cell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table:style-name="ce3" office:value-type="string" calcext:value-type="string">
            <text:p>D BAS3010</text:p>
          </table:table-cell>
          <table:table-cell table:style-name="ce3" office:value-type="string" calcext:value-type="string">
            <text:p>Dioda: prostownicza Schottky; 30V; 1A; SOD323</text:p>
          </table:table-cell>
          <table:table-cell table:style-name="ce3" office:value-type="string" calcext:value-type="string">
            <text:p>SOD 32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0.514" calcext:value-type="currency">
            <text:p>0,51400 zł</text:p>
          </table:table-cell>
          <table:table-cell table:style-name="ce14" table:formula="of:=IF( [.D11] &lt;  [.I11] ; [.I11]*[.G11] ; [.D11]*[.G11] )" office:value-type="currency" office:currency="PLN" office:value="5.14" calcext:value-type="currency">
            <text:p>5,14 zł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bas3010a03we6327ht/diody-schottky-smd/infineon-technologies/bas3010a03we6327htsa1/</text:p>
          </table:table-cell>
          <table:table-cell table:style-name="ce3" office:value-type="string" calcext:value-type="string">
            <text:p>D1, D4</text:p>
          </table:table-cell>
        </table:table-row>
        <table:table-row table:style-name="ro1">
          <table:table-cell table:style-name="ce3" office:value-type="string" calcext:value-type="string">
            <text:p>LED 0603 B</text:p>
          </table:table-cell>
          <table:table-cell table:style-name="ce3" office:value-type="string" calcext:value-type="string">
            <text:p>LED; SMD; 0603; niebieski; 150-350mcd; 1,6x0,8x0,95mm; 35°; 5mA</text:p>
          </table:table-cell>
          <table:table-cell table:style-name="ce3" office:value-type="string" calcext:value-type="string">
            <text:p>0603 LED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0.536" calcext:value-type="currency">
            <text:p>0,53600 zł</text:p>
          </table:table-cell>
          <table:table-cell table:style-name="ce14" table:formula="of:=IF( [.D12] &lt;  [.I12] ; [.I12]*[.G12] ; [.D12]*[.G12] )" office:value-type="currency" office:currency="PLN" office:value="2.68" calcext:value-type="currency">
            <text:p>2,68 zł</text:p>
          </table:table-cell>
          <table:table-cell table:style-name="ce18" office:value-type="float" office:value="5" calcext:value-type="float">
            <text:p>5</text:p>
          </table:table-cell>
          <table:table-cell table:style-name="ce20"/>
          <table:table-cell table:style-name="ce3" office:value-type="string" calcext:value-type="string">
            <text:p>http://www.tme.eu/pl/details/osb5060341f/diody-led-smd-kolorowe/optosupply/</text:p>
          </table:table-cell>
          <table:table-cell table:style-name="ce3" office:value-type="string" calcext:value-type="string">
            <text:p>D2, D3</text:p>
          </table:table-cell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table:style-name="ce3" office:value-type="string" calcext:value-type="string">
            <text:p>L DER 0705 3.3uH 2.14A 34mOhm</text:p>
          </table:table-cell>
          <table:table-cell table:style-name="ce3" office:value-type="string" calcext:value-type="string">
            <text:p>Dławik: drutowy; 100uH; 1,3A; 120m?; SMD; 6,5x6,5x4,8mm; ±20%</text:p>
          </table:table-cell>
          <table:table-cell table:style-name="ce3" office:value-type="string" calcext:value-type="string">
            <text:p>DER 070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1.886" calcext:value-type="currency">
            <text:p>1,88600 zł</text:p>
          </table:table-cell>
          <table:table-cell table:style-name="ce14" table:formula="of:=IF( [.D14] &lt;  [.I14] ; [.I14]*[.G14] ; [.D14]*[.G14] )" office:value-type="currency" office:currency="PLN" office:value="9.43" calcext:value-type="currency">
            <text:p>9,43 zł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http://www.tme.eu/pl/details/der0705-100/dlawiki-smd-mocy/ferrocore/</text:p>
          </table:table-cell>
          <table:table-cell table:style-name="ce3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table:style-name="ce3" office:value-type="string" calcext:value-type="string">
            <text:p>?USB B MINI</text:p>
          </table:table-cell>
          <table:table-cell table:style-name="ce3" office:value-type="string" calcext:value-type="string">
            <text:p>Gniazdo; USB B mini; SMT; PIN:5; poziome</text:p>
          </table:table-cell>
          <table:table-cell table:style-name="ce3" office:value-type="string" calcext:value-type="string">
            <text:p>USB B MINI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7.16" calcext:value-type="currency">
            <text:p>7,16000 zł</text:p>
          </table:table-cell>
          <table:table-cell table:style-name="ce14" table:formula="of:=IF( [.D16] &lt;  [.I16] ; [.I16]*[.G16] ; [.D16]*[.G16] )" office:value-type="currency" office:currency="PLN" office:value="7.16" calcext:value-type="currency">
            <text:p>7,16 zł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www.tme.eu/pl/details/esb34101000z/zlacza-usb-i-ieee1394/ece/</text:p>
          </table:table-cell>
          <table:table-cell table:style-name="ce3" office:value-type="string" calcext:value-type="string">
            <text:p>CON1</text:p>
          </table:table-cell>
        </table:table-row>
        <table:table-row table:style-name="ro1">
          <table:table-cell table:style-name="ce3" office:value-type="string" calcext:value-type="string">
            <text:p>Złącze DC</text:p>
          </table:table-cell>
          <table:table-cell table:style-name="ce3"/>
          <table:table-cell table:style-name="ce3" office:value-type="string" calcext:value-type="string">
            <text:p>ZŁĄCZE DC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2.57" calcext:value-type="currency">
            <text:p>2,57000 zł</text:p>
          </table:table-cell>
          <table:table-cell table:style-name="ce14" table:formula="of:=IF( [.D17] &lt;  [.I17] ; [.I17]*[.G17] ; [.D17]*[.G17] )" office:value-type="currency" office:currency="PLN" office:value="2.57" calcext:value-type="currency">
            <text:p>2,57 zł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www.tme.eu/pl/details/neb21r/zlacza-dc/lumberg/neb-21-r/</text:p>
          </table:table-cell>
          <table:table-cell table:style-name="ce3" office:value-type="string" calcext:value-type="string">
            <text:p>Con2</text:p>
          </table:table-cell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>
            <text:p>TACT SMD SPST-NO 5.2 x 5.2mm</text:p>
          </table:table-cell>
          <table:table-cell table:style-name="ce3" office:value-type="string" calcext:value-type="string">
            <text:p>Mikroprzełącznik; 1-pozycyjne; SPST-NO; 0,05A/12VDC; SMT; 1N</text:p>
          </table:table-cell>
          <table:table-cell table:style-name="ce3" office:value-type="string" calcext:value-type="string">
            <text:p>TACT SMD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23" office:value-type="currency" office:currency="PLN" office:value="0.774" calcext:value-type="currency">
            <text:p>0,7740 zł</text:p>
          </table:table-cell>
          <table:table-cell table:style-name="ce14" table:formula="of:=IF( [.D19] &lt;  [.I19] ; [.I19]*[.G19] ; [.D19]*[.G19] )" office:value-type="currency" office:currency="PLN" office:value="7.74" calcext:value-type="currency">
            <text:p>7,74 zł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tactb-64k-f/mikroprzelaczniki-tact-pcb/ninigi/</text:p>
          </table:table-cell>
          <table:table-cell table:style-name="ce3" office:value-type="string" calcext:value-type="string">
            <text:p>SW1</text:p>
          </table:table-cell>
        </table:table-row>
        <table:table-row table:style-name="ro1">
          <table:table-cell table:style-name="ce3" office:value-type="string" calcext:value-type="string">
            <text:p>SWITCH SMD MSS-1290BN</text:p>
          </table:table-cell>
          <table:table-cell table:style-name="ce3" office:value-type="string" calcext:value-type="string">
            <text:p>Przełącznik: suwakowy; 2-pozycyjne; SPDT; 0,3A/4VDC; ON-ON</text:p>
          </table:table-cell>
          <table:table-cell table:style-name="ce3" office:value-type="string" calcext:value-type="string">
            <text:p>SLIDE SWITCH MSS-1290BN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2.58" calcext:value-type="currency">
            <text:p>2,58000 zł</text:p>
          </table:table-cell>
          <table:table-cell table:style-name="ce14" table:formula="of:=IF( [.D20] &lt;  [.I20] ; [.I20]*[.G20] ; [.D20]*[.G20] )" office:value-type="currency" office:currency="PLN" office:value="12.9" calcext:value-type="currency">
            <text:p>12,90 zł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http://www.tme.eu/pl/details/mss-1290bn/przelaczniki-suwakowe/ninigi/</text:p>
          </table:table-cell>
          <table:table-cell table:style-name="ce3" office:value-type="string" calcext:value-type="string">
            <text:p>SW2, SW3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>
            <text:p>ESP_12_E</text:p>
          </table:table-cell>
          <table:table-cell table:style-name="ce3" office:value-type="string" calcext:value-type="string">
            <text:p>ESP-12E Wi-Fi Module by AI-Thinker</text:p>
          </table:table-cell>
          <table:table-cell table:style-name="ce3" office:value-type="string" calcext:value-type="string">
            <text:p>ESP_12_E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0" office:value-type="currency" office:currency="PLN" office:value="20.99" calcext:value-type="currency">
            <text:p>20,99000 zł</text:p>
          </table:table-cell>
          <table:table-cell table:style-name="ce14" table:formula="of:=IF( [.D22] &lt;  [.I22] ; [.I22]*[.G22] ; [.D22]*[.G22] )" office:value-type="currency" office:currency="PLN" office:value="20.99" calcext:value-type="currency">
            <text:p>20,99 zł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table:style-name="ce3" office:value-type="string" calcext:value-type="string">
            <text:p>U1</text:p>
          </table:table-cell>
        </table:table-row>
        <table:table-row table:style-name="ro1">
          <table:table-cell table:style-name="ce3" office:value-type="string" calcext:value-type="string">
            <text:p>TSL2561</text:p>
          </table:table-cell>
          <table:table-cell table:style-name="ce3" office:value-type="string" calcext:value-type="string">
            <text:p>Cyfrowy sensor jasności (luksometr) </text:p>
          </table:table-cell>
          <table:table-cell table:style-name="ce3" office:value-type="string" calcext:value-type="string">
            <text:p>TSL256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13.8" calcext:value-type="currency">
            <text:p>13,80000 zł</text:p>
          </table:table-cell>
          <table:table-cell table:style-name="ce14" table:formula="of:=IF( [.D23] &lt;  [.I23] ; [.I23]*[.G23] ; [.D23]*[.G23] )" office:value-type="currency" office:currency="PLN" office:value="13.8" calcext:value-type="currency">
            <text:p>13,80 zł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tsl2561t/czujniki-fotoelektryczne-do-druku/ams/</text:p>
          </table:table-cell>
          <table:table-cell table:style-name="ce3" office:value-type="string" calcext:value-type="string">
            <text:p>U3</text:p>
          </table:table-cell>
        </table:table-row>
        <table:table-row table:style-name="ro1">
          <table:table-cell table:style-name="ce3" office:value-type="string" calcext:value-type="string">
            <text:p>DS18B20</text:p>
          </table:table-cell>
          <table:table-cell table:style-name="ce3" office:value-type="string" calcext:value-type="string">
            <text:p>Czujnik temperatury</text:p>
          </table:table-cell>
          <table:table-cell table:style-name="ce3" office:value-type="string" calcext:value-type="string">
            <text:p>TO92_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0" office:value-type="currency" office:currency="PLN" office:value="5.74" calcext:value-type="currency">
            <text:p>5,74000 zł</text:p>
          </table:table-cell>
          <table:table-cell table:style-name="ce14" table:formula="of:=IF( [.D24] &lt;  [.I24] ; [.I24]*[.G24] ; [.D24]*[.G24] )" office:value-type="currency" office:currency="PLN" office:value="5.74" calcext:value-type="currency">
            <text:p>5,74 zł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temperatury/684-ds18b20-czujnik-temperatury-to92.html</text:p>
          </table:table-cell>
          <table:table-cell table:style-name="ce3" office:value-type="string" calcext:value-type="string">
            <text:p>U4</text:p>
          </table:table-cell>
        </table:table-row>
        <table:table-row table:style-name="ro1">
          <table:table-cell table:style-name="ce3" office:value-type="string" calcext:value-type="string">
            <text:p>LM2671</text:p>
          </table:table-cell>
          <table:table-cell table:style-name="ce3" office:value-type="string" calcext:value-type="string">
            <text:p>Stabilizator impulsowy LM2671</text:p>
          </table:table-cell>
          <table:table-cell table:style-name="ce3" office:value-type="string" calcext:value-type="string">
            <text:p>SOIC 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0" office:value-type="currency" office:currency="PLN" office:value="19.48" calcext:value-type="currency">
            <text:p>19,48000 zł</text:p>
          </table:table-cell>
          <table:table-cell table:style-name="ce14" table:formula="of:=IF( [.D25] &lt;  [.I25] ; [.I25]*[.G25] ; [.D25]*[.G25] )" office:value-type="currency" office:currency="PLN" office:value="19.48" calcext:value-type="currency">
            <text:p>19,48 zł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table:style-name="ce3" office:value-type="string" calcext:value-type="string">
            <text:p>U5</text:p>
          </table:table-cell>
        </table:table-row>
        <table:table-row table:style-name="ro2">
          <table:table-cell table:number-columns-repeated="6"/>
          <table:table-cell table:style-name="ce10"/>
          <table:table-cell table:style-name="ce14"/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Wszystko :</text:p>
          </table:table-cell>
          <table:table-cell table:formula="of:=SUM([.H3:.H26])" office:value-type="currency" office:currency="PLN" office:value="147.11" calcext:value-type="currency">
            <text:p>147,11 zł</text:p>
          </table:table-cell>
          <table:table-cell table:number-columns-repeated="5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odsumowanie" table:style-name="ta1">
        <table:table-column table:style-name="co21" table:default-cell-style-name="Default"/>
        <table:table-column table:style-name="co7" table:default-cell-style-name="ce16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Płytka</text:p>
          </table:table-cell>
          <table:table-cell table:style-name="Default" office:value-type="string" calcext:value-type="string">
            <text:p>Koszt</text:p>
          </table:table-cell>
          <table:table-cell office:value-type="string" calcext:value-type="string">
            <text:p>Ilość </text:p>
          </table:table-cell>
          <table:table-cell office:value-type="string" calcext:value-type="string">
            <text:p>Razem</text:p>
          </table:table-cell>
        </table:table-row>
        <table:table-row table:style-name="ro2">
          <table:table-cell office:value-type="string" calcext:value-type="string">
            <text:p>ESP_DHT11_MPL115A1</text:p>
          </table:table-cell>
          <table:table-cell table:formula="of:=[ESP_DHT11_MPL115A1.H28]" office:value-type="currency" office:currency="PLN" office:value="154.51" calcext:value-type="currency">
            <text:p>154,51 z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P_DS18b20_TSL2561</text:p>
          </table:table-cell>
          <table:table-cell table:formula="of:=[ESP_DS18b20_TSL2561.G29]" office:value-type="currency" office:currency="PLN" office:value="147.11" calcext:value-type="currency">
            <text:p>147,11 zł</text:p>
          </table:table-cell>
          <table:table-cell table:number-columns-repeated="2"/>
        </table:table-row>
      </table:table>
      <table:table table:name="Elementy Wspólne" table:style-name="ta1">
        <table:table-column table:style-name="co22" table:default-cell-style-name="ce3"/>
        <table:table-column table:style-name="co23" table:default-cell-style-name="ce3"/>
        <table:table-column table:style-name="co7" table:number-columns-repeated="3" table:default-cell-style-name="ce3"/>
        <table:table-column table:style-name="co7" table:default-cell-style-name="Default"/>
        <table:table-column table:style-name="co7" table:default-cell-style-name="ce10"/>
        <table:table-column table:style-name="co7" table:default-cell-style-name="ce14"/>
        <table:table-column table:style-name="co7" table:default-cell-style-name="ce18"/>
        <table:table-column table:style-name="co7" table:default-cell-style-name="Default"/>
        <table:table-column table:style-name="co7" table:number-columns-repeated="2" table:default-cell-style-name="ce3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6" office:value-type="string" calcext:value-type="string">
            <text:p>Gdzie dostać</text:p>
          </table:table-cell>
          <table:table-cell table:style-name="ce8" office:value-type="string" calcext:value-type="string">
            <text:p>Cena/szt</text:p>
          </table:table-cell>
          <table:table-cell table:style-name="ce8" office:value-type="string" calcext:value-type="string">
            <text:p>Razem</text:p>
          </table:table-cell>
          <table:table-cell table:style-name="ce17" office:value-type="string" calcext:value-type="string">
            <text:p>Min. zam.</text:p>
          </table:table-cell>
          <table:table-cell table:style-name="ce6" office:value-type="string" calcext:value-type="string">
            <text:p>Uwagi</text:p>
          </table:table-cell>
          <table:table-cell table:style-name="ce6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7"/>
          <table:table-cell table:style-name="ce9" table:number-columns-repeated="2"/>
          <table:table-cell table:style-name="ce7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2.9" calcext:value-type="currency">
            <text:p>2,9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4] &lt;  [.I4] ; [.I4]*[.G4] ; [.D4]*[.G4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. zamówienie 10 sztuk </text:p>
          </table:table-cell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5] &lt;  [.I5] ; [.I5]*[.G5] ; [.D5]*[.G5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. zamówienie 10 sztuk </text:p>
          </table:table-cell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?; 63mW; ±0,1%; 25ppm/°C</text:p>
          </table:table-cell>
          <table:table-cell office:value-type="string" calcext:value-type="string">
            <text:p>0603 RES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?; 100mW; ±1%; -55÷155°C</text:p>
          </table:table-cell>
          <table:table-cell office:value-type="string" calcext:value-type="string">
            <text:p>0603 RE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4"/>
          <table:table-cell table:style-name="ce7"/>
          <table:table-cell table:style-name="ce12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20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L DER 0705 3.3uH 2.14A 34mOhm</text:p>
          </table:table-cell>
          <table:table-cell office:value-type="string" calcext:value-type="string">
            <text:p>Dławik: drutowy; 10uH; 1,3A; 120m?; SMD; 6,5x6,5x4,8mm; ±20%</text:p>
          </table:table-cell>
          <table:table-cell office:value-type="string" calcext:value-type="string">
            <text:p>DER 0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?USB B MINI</text:p>
          </table:table-cell>
          <table:table-cell office:value-type="string" calcext:value-type="string">
            <text:p>Gniazdo; USB B mini; SMT; PIN:5; poziome</text:p>
          </table:table-cell>
          <table:table-cell office:value-type="string" calcext:value-type="string">
            <text:p>USB B 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7.16" calcext:value-type="currency">
            <text:p>7,16000 zł</text:p>
          </table:table-cell>
          <table:table-cell office:value-type="currency" office:currency="PLN" office:value="7.16" calcext:value-type="currency">
            <text:p>7,16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esb34101000z/zlacza-usb-i-ieee1394/ece/</text:p>
          </table:table-cell>
          <table:table-cell office:value-type="string" calcext:value-type="string">
            <text:p>CON1</text:p>
          </table:table-cell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office:value-type="currency" office:currency="PLN" office:value="2.57" calcext:value-type="currency">
            <text:p>2,57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5"/>
          <table:table-cell table:style-name="ce19"/>
          <table:table-cell table:style-name="ce7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office:value-type="currency" office:currency="PLN" office:value="20.99" calcext:value-type="currency">
            <text:p>20,99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office:value-type="currency" office:currency="PLN" office:value="19.48" calcext:value-type="currency">
            <text:p>19,48 zł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3P0"/>
    </number:currency-style>
    <number:currency-style style:name="N20108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20108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20108P0"/>
    </number:currency-style>
    <number:currency-style style:name="N20109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20109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20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6:32:58.620709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18:44:57.117445568</dc:date>
    <meta:editing-duration>PT2H2M14S</meta:editing-duration>
    <meta:editing-cycles>6</meta:editing-cycles>
    <meta:generator>LibreOffice/5.2.3.3$Linux_X86_64 LibreOffice_project/20m0$Build-3</meta:generator>
    <meta:document-statistic meta:table-count="4" meta:cell-count="571" meta:object-count="0"/>
  </office:meta>
</office:document-meta>
</file>